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style:font-name="Liberation Sans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AWS API Gateway How-To</text:span></text:p>
            <text:p text:style-name="P1"><text:span text:style-name="T1"/></text:p>
            <text:p text:style-name="P1"><text:span text:style-name="T2">10/28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ammering to Sta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goal of this is to create a functioning API with AWS API Gateway</text:p>
              </text:list-item>
              <text:list-item>
                <text:p>More involved than previous session, touching on more of AWS</text:p>
              </text:list-item>
              <text:list-item>
                <text:p>AWS Components:</text:p>
              </text:list-item>
            </text:list>
            <text:list text:style-name="L4">
              <text:list-item>
                <text:p text:style-name="P4"><text:s/>IAM </text:p>
              </text:list-item>
              <text:list-item>
                <text:p text:style-name="P4"><text:s/>DynamoDB</text:p>
              </text:list-item>
              <text:list-item>
                <text:p text:style-name="P4"><text:s/>Lambda</text:p>
              </text:list-item>
              <text:list-item>
                <text:p text:style-name="P4"><text:s/>API Gateway</text:p>
              </text:list-item>
            </text:list>
            <text:list text:style-name="L5">
              <text:list-item>
                <text:p text:style-name="P5">Note: names are import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: I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IAM &gt; Roles</text:p>
              </text:list-item>
              <text:list-item>
                <text:p>Create a role called <text:span text:style-name="T3">lambda_basic_execution</text:span></text:p>
              </text:list-item>
              <text:list-item>
                <text:p>Role Type (trusted service) is API Gateway, we’ll add Lambda later</text:p>
              </text:list-item>
              <text:list-item>
                <text:p>Add <text:span text:style-name="T3">lambda.amazonaws.com</text:span> to trusted services</text:p>
              </text:list-item>
              <text:list-item>
                <text:p>Attach manages policies; <text:span text:style-name="T3">AmazonDynamoDBFullAccess</text:span> and <text:span text:style-name="T3">AWSLambdaExecute</text:span></text:p>
              </text:list-item>
              <text:list-item>
                <text:p><text:span text:style-name="T4">Note this is not an IAM demo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I: Dynamo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DynamoDB press <text:span text:style-name="T3">Create Table</text:span></text:p>
              </text:list-item>
              <text:list-item>
                <text:p>Call the table <text:span text:style-name="T3">urly</text:span></text:p>
              </text:list-item>
              <text:list-item>
                <text:p>Make the Primary key <text:span text:style-name="T3">url_name</text:span></text:p>
              </text:list-item>
              <text:list-item>
                <text:p>Smash <text:span text:style-name="T3">Create</text:span> butt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II: Lamb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Lambda</text:p>
              </text:list-item>
              <text:list-item>
                <text:p>Get the code for shorty.py in your cut-n-paste buffer: <text:a xlink:href="http://tinyurl.com/shortypy" xlink:type="simple">http://tinyurl.com/shortypy</text:a></text:p>
              </text:list-item>
              <text:list-item>
                <text:p>Create a new blank Lambda function with no triggers</text:p>
              </text:list-item>
              <text:list-item>
                <text:p text:style-name="P4">Name: shorty</text:p>
              </text:list-item>
              <text:list-item>
                <text:p text:style-name="P4">Runtime: Python 2.7</text:p>
              </text:list-item>
              <text:list-item>
                <text:p text:style-name="P4">Handler: lambda_function.request_handler</text:p>
              </text:list-item>
              <text:list-item>
                <text:p text:style-name="P4">Existing role: lambda_basic_execution</text:p>
              </text:list-item>
              <text:list-item>
                <text:p text:style-name="P4">Next &gt; Create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0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w the fun begins! If I go too fast launch something at me!</text:p>
              </text:list-item>
              <text:list-item>
                <text:p>Navigate to API Gateway and Get Started</text:p>
              </text:list-item>
              <text:list-item>
                <text:p>Create a resource called <text:span text:style-name="T3">url</text:span> and Enable API Gateway CORS</text:p>
              </text:list-item>
              <text:list-item>
                <text:p>Now select the OPTIONS method and we can look at the life cycle of a request before we continue. </text:p>
              </text:list-item>
              <text:list-item>
                <text:p>Request life cycle: Method Request &gt; Integration Request &gt; Work(our lambda) &gt; Integration Response &gt; Method Respo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1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ing the <text:span text:style-name="T3">url</text:span> resource</text:p>
              </text:list-item>
              <text:list-item>
                <text:p>Now click on the <text:span text:style-name="T3">url</text:span> resource and use Actions to create a method (POST) hint: check the check mark</text:p>
              </text:list-item>
              <text:list-item>
                <text:p>Integration type: Lambda Function</text:p>
              </text:list-item>
              <text:list-item>
                <text:p>Lambda Region: e.g. us-west-2</text:p>
              </text:list-item>
              <text:list-item>
                <text:p>Lambda Function: shorty</text:p>
              </text:list-item>
              <text:list-item>
                <text:p>Strike Save and let it add the permission to allow exec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2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ing the model for a url</text:p>
              </text:list-item>
              <text:list-item>
                <text:p>Click models &gt; Create</text:p>
              </text:list-item>
              <text:list-item>
                <text:p>Load the JSON schema from <text:a xlink:href="http://tinyurl.com/zdfmpwu" xlink:type="simple">http://tinyurl.com/zdfmpwu</text:a> into your cut-n-paste buffer</text:p>
              </text:list-item>
              <text:list-item>
                <text:p>Drop the schema into the box</text:p>
              </text:list-item>
              <text:list-item>
                <text:p>Model name: urlthing</text:p>
              </text:list-item>
              <text:list-item>
                <text:p>Content type: application/json</text:p>
              </text:list-item>
              <text:list-item>
                <text:p>Punch Create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3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figuring the Method Request</text:p>
              </text:list-item>
              <text:list-item>
                <text:p>This one is simple just leave everything as it 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 IV [4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figuring the Integration Request</text:p>
              </text:list-item>
              <text:list-item>
                <text:p>Activate “When there are no templates defined (recommended)”</text:p>
              </text:list-item>
              <text:list-item>
                <text:p>Add a mapping template application/json</text:p>
              </text:list-item>
              <text:list-item>
                <text:p>Save some time by generating a template from urlthing</text:p>
              </text:list-item>
              <text:list-item>
                <text:p>Set action to POST</text:p>
              </text:list-item>
              <text:list-item>
                <text:p>Set url_name to $inputRoot.url_name</text:p>
              </text:list-item>
              <text:list-item>
                <text:p>Set url to $inputRoot.url</text:p>
              </text:list-item>
              <text:list-item>
                <text:p>Strike Sa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5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figuring the Method Response</text:p>
              </text:list-item>
              <text:list-item>
                <text:p>We need to indicate we are going send back the HTTP header Access-Control-Allow-Origin, remember to check the check mark</text:p>
              </text:list-item>
              <text:list-item>
                <text:p>For Response Model we will just back the JSON the Lambda gener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6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figuring the Integration Response</text:p>
              </text:list-item>
              <text:list-item>
                <text:p>We need to map a value we are going send back in the Access-Control-Allow-Origin header: '*' <text:s/>again checking the check mark</text:p>
              </text:list-item>
              <text:list-item>
                <text:p>We leave the Body Mapping Templates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 [7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ploy the API</text:p>
              </text:list-item>
              <text:list-item>
                <text:p>Pull down Action &gt; Deploy API</text:p>
              </text:list-item>
              <text:list-item>
                <text:p>Deployment Stage: create a new one or select one. I call mine v0</text:p>
              </text:list-item>
              <text:list-item>
                <text:p>Now the API out in the clou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IV [8]: API Gate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sting the API</text:p>
              </text:list-item>
              <text:list-item>
                <text:p>In the Stages page click around until you find a url to which we can POST something</text:p>
              </text:list-item>
              <text:list-item>
                <text:p>Copy that url into your cut-n-paste buffer</text:p>
              </text:list-item>
              <text:list-item>
                <text:p>Visit <text:a xlink:href="http://static.mknote.us/url" xlink:type="simple">http://static.mknote.us/url</text:a> and paste your url into the API endpoint, populate URL and URL Name</text:p>
              </text:list-item>
              <text:list-item>
                <text:p>Press Record URL</text:p>
              </text:list-item>
              <text:list-item>
                <text:p>Message good is good, bad is bad and no message is terr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20:13.478535000</meta:creation-date>
    <dc:date>2016-10-27T19:14:34.237585000</dc:date>
    <meta:editing-duration>PT57M50S</meta:editing-duration>
    <meta:editing-cycles>15</meta:editing-cycles>
    <meta:generator>LibreOffice/5.1.2.2$MacOSX_X86_64 LibreOffice_project/d3bf12ecb743fc0d20e0be0c58ca359301eb705f</meta:generator>
    <meta:document-statistic meta:object-count="77"/>
  </office:meta>
</office:document-meta>
</file>